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91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8.13mm"/>
    </style:style>
    <style:style style:name="co6" style:family="table-column">
      <style:table-column-properties fo:break-before="auto" style:column-width="4.09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19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18.6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38mm" fo:break-before="auto" style:use-optimal-row-height="false"/>
    </style:style>
    <style:style style:name="ro3" style:family="table-row">
      <style:table-row-properties style:row-height="11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dddddd" fo:border="0.06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dddddd" fo:border="0.06pt solid #000000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25" office:value-type="string" calcext:value-type="string">
            <text:p>CNC related conversion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/>
          <table:table-cell table:style-name="ce26" office:value-type="string" calcext:value-type="string" table:number-columns-spanned="4" table:number-rows-spanned="1">
            <text:p>OUTPU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nfo</text:p>
          </table:table-cell>
          <table:table-cell table:style-name="ce27" office:value-type="string" calcext:value-type="string">
            <text:p>Inches</text:p>
          </table:table-cell>
          <table:table-cell table:style-name="ce27" office:value-type="string" calcext:value-type="string">
            <text:p>millimeters</text:p>
          </table:table-cell>
          <table:table-cell table:style-name="ce31" office:value-type="string" calcext:value-type="string">
            <text:p>micrometers</text:p>
          </table:table-cell>
          <table:table-cell table:style-name="ce27" office:value-type="string" calcext:value-type="string">
            <text:p>mils / thou</text:p>
          </table:table-cell>
          <table:table-cell/>
          <table:table-cell table:style-name="ce27" office:value-type="string" calcext:value-type="string">
            <text:p>Inches</text:p>
          </table:table-cell>
          <table:table-cell table:style-name="ce27" office:value-type="string" calcext:value-type="string">
            <text:p>millimeters</text:p>
          </table:table-cell>
          <table:table-cell table:style-name="ce31" office:value-type="string" calcext:value-type="string">
            <text:p>micrometers</text:p>
          </table:table-cell>
          <table:table-cell table:style-name="ce27" office:value-type="string" calcext:value-type="string">
            <text:p>mils / thou</text:p>
          </table:table-cell>
        </table:table-row>
        <table:table-row table:style-name="ro1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4"/>
          <table:table-cell table:style-name="ce33" table:formula="of:=IF(([.C5]&lt;&gt;&quot;&quot;);ROUND([.C5]/25.4;4);IF(([.D5]&lt;&gt;&quot;&quot;);ROUND([.D5]/25400;8);IF([.E5]&lt;&gt;&quot;&quot;;ROUND([.E5]/1000;4);&quot;**&quot;)))" office:value-type="string" office:string-value="**" calcext:value-type="string">
            <text:p>**</text:p>
          </table:table-cell>
          <table:table-cell table:style-name="ce33" table:formula="of:=IF(([.B5]&lt;&gt;&quot;&quot;);ROUND([.B5]*25.4;4);IF(([.D5]&lt;&gt;&quot;&quot;);ROUND([.D5]/1000;4);IF([.E5]&lt;&gt;&quot;&quot;;ROUND([.E5]*0.0254;5);&quot;**&quot;)))" office:value-type="float" office:value="25.4" calcext:value-type="float">
            <text:p>25.4</text:p>
          </table:table-cell>
          <table:table-cell table:style-name="ce28" table:formula="of:=IF(([.B5]&lt;&gt;&quot;&quot;);ROUND([.B5]*25400;4);IF(([.C5]&lt;&gt;&quot;&quot;);ROUND([.C5]*1000;4);IF([.E5]&lt;&gt;&quot;&quot;;ROUND([.E5]*25.4;4);&quot;**&quot;)))" office:value-type="float" office:value="25400" calcext:value-type="float">
            <text:p>25400</text:p>
          </table:table-cell>
          <table:table-cell table:style-name="ce33" table:formula="of:=IF(([.B5]&lt;&gt;&quot;&quot;);ROUND([.B5]*1000;4);IF(([.C5]&lt;&gt;&quot;&quot;);ROUND([.C5]/0.0254;4);IF([.D5]&lt;&gt;&quot;&quot;;ROUND([.D5]/25.4;4);&quot;**&quot;)))" office:value-type="float" office:value="1000" calcext:value-type="float">
            <text:p>1000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4"/>
          <table:table-cell table:style-name="ce33" table:formula="of:=IF(([.C6]&lt;&gt;&quot;&quot;);ROUND([.C6]/25.4;4);IF(([.D6]&lt;&gt;&quot;&quot;);ROUND([.D6]/25400;8);IF([.E6]&lt;&gt;&quot;&quot;;ROUND([.E6]/1000;4);&quot;**&quot;)))" office:value-type="float" office:value="0.0394" calcext:value-type="float">
            <text:p>0.0394</text:p>
          </table:table-cell>
          <table:table-cell table:style-name="ce33" table:formula="of:=IF(([.B6]&lt;&gt;&quot;&quot;);ROUND([.B6]*25.4;4);IF(([.D6]&lt;&gt;&quot;&quot;);ROUND([.D6]/1000;4);IF([.E6]&lt;&gt;&quot;&quot;;ROUND([.E6]*0.0254;5);&quot;**&quot;)))" office:value-type="string" office:string-value="**" calcext:value-type="string">
            <text:p>**</text:p>
          </table:table-cell>
          <table:table-cell table:style-name="ce28" table:formula="of:=IF(([.B6]&lt;&gt;&quot;&quot;);ROUND([.B6]*25400;4);IF(([.C6]&lt;&gt;&quot;&quot;);ROUND([.C6]*1000;4);IF([.E6]&lt;&gt;&quot;&quot;;ROUND([.E6]*25.4;4);&quot;**&quot;)))" office:value-type="float" office:value="1000" calcext:value-type="float">
            <text:p>1000</text:p>
          </table:table-cell>
          <table:table-cell table:style-name="ce33" table:formula="of:=IF(([.B6]&lt;&gt;&quot;&quot;);ROUND([.B6]*1000;4);IF(([.C6]&lt;&gt;&quot;&quot;);ROUND([.C6]/0.0254;4);IF([.D6]&lt;&gt;&quot;&quot;;ROUND([.D6]/25.4;4);&quot;**&quot;)))" office:value-type="float" office:value="39.3701" calcext:value-type="float">
            <text:p>39.3701</text:p>
          </table:table-cell>
        </table:table-row>
        <table:table-row table:style-name="ro1">
          <table:table-cell table:style-name="ce24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4"/>
          <table:table-cell table:style-name="ce33" table:formula="of:=IF(([.C7]&lt;&gt;&quot;&quot;);ROUND([.C7]/25.4;4);IF(([.D7]&lt;&gt;&quot;&quot;);ROUND([.D7]/25400;8);IF([.E7]&lt;&gt;&quot;&quot;;ROUND([.E7]/1000;4);&quot;**&quot;)))" office:value-type="float" office:value="0.00003937" calcext:value-type="float">
            <text:p>3.937E-05</text:p>
          </table:table-cell>
          <table:table-cell table:style-name="ce33" table:formula="of:=IF(([.B7]&lt;&gt;&quot;&quot;);ROUND([.B7]*25.4;4);IF(([.D7]&lt;&gt;&quot;&quot;);ROUND([.D7]/1000;4);IF([.E7]&lt;&gt;&quot;&quot;;ROUND([.E7]*0.0254;5);&quot;**&quot;)))" office:value-type="float" office:value="0.001" calcext:value-type="float">
            <text:p>0.001</text:p>
          </table:table-cell>
          <table:table-cell table:style-name="ce28" table:formula="of:=IF(([.B7]&lt;&gt;&quot;&quot;);ROUND([.B7]*25400;4);IF(([.C7]&lt;&gt;&quot;&quot;);ROUND([.C7]*1000;4);IF([.E7]&lt;&gt;&quot;&quot;;ROUND([.E7]*25.4;4);&quot;**&quot;)))" office:value-type="string" office:string-value="**" calcext:value-type="string">
            <text:p>**</text:p>
          </table:table-cell>
          <table:table-cell table:style-name="ce33" table:formula="of:=IF(([.B7]&lt;&gt;&quot;&quot;);ROUND([.B7]*1000;4);IF(([.C7]&lt;&gt;&quot;&quot;);ROUND([.C7]/0.0254;4);IF([.D7]&lt;&gt;&quot;&quot;;ROUND([.D7]/25.4;4);&quot;**&quot;)))" office:value-type="float" office:value="0.0394" calcext:value-type="float">
            <text:p>0.0394</text:p>
          </table:table-cell>
        </table:table-row>
        <table:table-row table:style-name="ro1">
          <table:table-cell table:style-name="ce24" office:value-type="string" calcext:value-type="string">
            <text:p>test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4"/>
          <table:table-cell table:style-name="ce33" table:formula="of:=IF(([.C8]&lt;&gt;&quot;&quot;);ROUND([.C8]/25.4;4);IF(([.D8]&lt;&gt;&quot;&quot;);ROUND([.D8]/25400;8);IF([.E8]&lt;&gt;&quot;&quot;;ROUND([.E8]/1000;4);&quot;**&quot;)))" office:value-type="float" office:value="0.001" calcext:value-type="float">
            <text:p>0.001</text:p>
          </table:table-cell>
          <table:table-cell table:style-name="ce33" table:formula="of:=IF(([.B8]&lt;&gt;&quot;&quot;);ROUND([.B8]*25.4;4);IF(([.D8]&lt;&gt;&quot;&quot;);ROUND([.D8]/1000;4);IF([.E8]&lt;&gt;&quot;&quot;;ROUND([.E8]*0.0254;5);&quot;**&quot;)))" office:value-type="float" office:value="0.0254" calcext:value-type="float">
            <text:p>0.0254</text:p>
          </table:table-cell>
          <table:table-cell table:style-name="ce28" table:formula="of:=IF(([.B8]&lt;&gt;&quot;&quot;);ROUND([.B8]*25400;4);IF(([.C8]&lt;&gt;&quot;&quot;);ROUND([.C8]*1000;4);IF([.E8]&lt;&gt;&quot;&quot;;ROUND([.E8]*25.4;4);&quot;**&quot;)))" office:value-type="float" office:value="25.4" calcext:value-type="float">
            <text:p>25.4</text:p>
          </table:table-cell>
          <table:table-cell table:style-name="ce33" table:formula="of:=IF(([.B8]&lt;&gt;&quot;&quot;);ROUND([.B8]*1000;4);IF(([.C8]&lt;&gt;&quot;&quot;);ROUND([.C8]/0.0254;4);IF([.D8]&lt;&gt;&quot;&quot;;ROUND([.D8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9]&lt;&gt;&quot;&quot;);ROUND([.C9]/25.4;4);IF(([.D9]&lt;&gt;&quot;&quot;);ROUND([.D9]/25400;8);IF([.E9]&lt;&gt;&quot;&quot;;ROUND([.E9]/1000;4);&quot;**&quot;)))" office:value-type="string" office:string-value="**" calcext:value-type="string">
            <text:p>**</text:p>
          </table:table-cell>
          <table:table-cell table:style-name="ce33" table:formula="of:=IF(([.B9]&lt;&gt;&quot;&quot;);ROUND([.B9]*25.4;4);IF(([.D9]&lt;&gt;&quot;&quot;);ROUND([.D9]/1000;4);IF([.E9]&lt;&gt;&quot;&quot;;ROUND([.E9]*0.0254;5);&quot;**&quot;)))" office:value-type="string" office:string-value="**" calcext:value-type="string">
            <text:p>**</text:p>
          </table:table-cell>
          <table:table-cell table:style-name="ce28" table:formula="of:=IF(([.B9]&lt;&gt;&quot;&quot;);ROUND([.B9]*25400;4);IF(([.C9]&lt;&gt;&quot;&quot;);ROUND([.C9]*1000;4);IF([.E9]&lt;&gt;&quot;&quot;;ROUND([.E9]*25.4;4);&quot;**&quot;)))" office:value-type="string" office:string-value="**" calcext:value-type="string">
            <text:p>**</text:p>
          </table:table-cell>
          <table:table-cell table:style-name="ce33" table:formula="of:=IF(([.B9]&lt;&gt;&quot;&quot;);ROUND([.B9]*1000;4);IF(([.C9]&lt;&gt;&quot;&quot;);ROUND([.C9]/0.0254;4);IF([.D9]&lt;&gt;&quot;&quot;;ROUND([.D9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 office:value-type="string" calcext:value-type="string">
            <text:p>one thou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8" table:number-columns-repeated="3"/>
          <table:table-cell table:style-name="ce24"/>
          <table:table-cell table:style-name="ce33" table:formula="of:=IF(([.C10]&lt;&gt;&quot;&quot;);ROUND([.C10]/25.4;4);IF(([.D10]&lt;&gt;&quot;&quot;);ROUND([.D10]/25400;8);IF([.E10]&lt;&gt;&quot;&quot;;ROUND([.E10]/1000;4);&quot;**&quot;)))" office:value-type="string" office:string-value="**" calcext:value-type="string">
            <text:p>**</text:p>
          </table:table-cell>
          <table:table-cell table:style-name="ce33" table:formula="of:=IF(([.B10]&lt;&gt;&quot;&quot;);ROUND([.B10]*25.4;4);IF(([.D10]&lt;&gt;&quot;&quot;);ROUND([.D10]/1000;4);IF([.E10]&lt;&gt;&quot;&quot;;ROUND([.E10]*0.0254;5);&quot;**&quot;)))" office:value-type="float" office:value="0.0254" calcext:value-type="float">
            <text:p>0.0254</text:p>
          </table:table-cell>
          <table:table-cell table:style-name="ce28" table:formula="of:=IF(([.B10]&lt;&gt;&quot;&quot;);ROUND([.B10]*25400;4);IF(([.C10]&lt;&gt;&quot;&quot;);ROUND([.C10]*1000;4);IF([.E10]&lt;&gt;&quot;&quot;;ROUND([.E10]*25.4;4);&quot;**&quot;)))" office:value-type="float" office:value="25.4" calcext:value-type="float">
            <text:p>25.4</text:p>
          </table:table-cell>
          <table:table-cell table:style-name="ce33" table:formula="of:=IF(([.B10]&lt;&gt;&quot;&quot;);ROUND([.B10]*1000;4);IF(([.C10]&lt;&gt;&quot;&quot;);ROUND([.C10]/0.0254;4);IF([.D10]&lt;&gt;&quot;&quot;;ROUND([.D10]/25.4;4);&quot;**&quot;)))" office:value-type="float" office:value="1" calcext:value-type="float">
            <text:p>1</text:p>
          </table:table-cell>
        </table:table-row>
        <table:table-row table:style-name="ro1">
          <table:table-cell table:style-name="ce24"/>
          <table:table-cell table:style-name="ce28" office:value-type="float" office:value="0.002" calcext:value-type="float">
            <text:p>0.002</text:p>
          </table:table-cell>
          <table:table-cell table:style-name="ce28" table:number-columns-repeated="3"/>
          <table:table-cell table:style-name="ce24"/>
          <table:table-cell table:style-name="ce33" table:formula="of:=IF(([.C11]&lt;&gt;&quot;&quot;);ROUND([.C11]/25.4;4);IF(([.D11]&lt;&gt;&quot;&quot;);ROUND([.D11]/25400;8);IF([.E11]&lt;&gt;&quot;&quot;;ROUND([.E11]/1000;4);&quot;**&quot;)))" office:value-type="string" office:string-value="**" calcext:value-type="string">
            <text:p>**</text:p>
          </table:table-cell>
          <table:table-cell table:style-name="ce33" table:formula="of:=IF(([.B11]&lt;&gt;&quot;&quot;);ROUND([.B11]*25.4;4);IF(([.D11]&lt;&gt;&quot;&quot;);ROUND([.D11]/1000;4);IF([.E11]&lt;&gt;&quot;&quot;;ROUND([.E11]*0.0254;5);&quot;**&quot;)))" office:value-type="float" office:value="0.0508" calcext:value-type="float">
            <text:p>0.0508</text:p>
          </table:table-cell>
          <table:table-cell table:style-name="ce28" table:formula="of:=IF(([.B11]&lt;&gt;&quot;&quot;);ROUND([.B11]*25400;4);IF(([.C11]&lt;&gt;&quot;&quot;);ROUND([.C11]*1000;4);IF([.E11]&lt;&gt;&quot;&quot;;ROUND([.E11]*25.4;4);&quot;**&quot;)))" office:value-type="float" office:value="50.8" calcext:value-type="float">
            <text:p>50.8</text:p>
          </table:table-cell>
          <table:table-cell table:style-name="ce33" table:formula="of:=IF(([.B11]&lt;&gt;&quot;&quot;);ROUND([.B11]*1000;4);IF(([.C11]&lt;&gt;&quot;&quot;);ROUND([.C11]/0.0254;4);IF([.D11]&lt;&gt;&quot;&quot;;ROUND([.D11]/25.4;4);&quot;**&quot;)))" office:value-type="float" office:value="2" calcext:value-type="float">
            <text:p>2</text:p>
          </table:table-cell>
        </table:table-row>
        <table:table-row table:style-name="ro1">
          <table:table-cell table:style-name="ce24" office:value-type="string" calcext:value-type="string">
            <text:p>tapered</text:p>
          </table:table-cell>
          <table:table-cell table:style-name="ce28" office:value-type="float" office:value="0.003" calcext:value-type="float">
            <text:p>0.003</text:p>
          </table:table-cell>
          <table:table-cell table:style-name="ce28" table:number-columns-repeated="3"/>
          <table:table-cell table:style-name="ce24"/>
          <table:table-cell table:style-name="ce33" table:formula="of:=IF(([.C12]&lt;&gt;&quot;&quot;);ROUND([.C12]/25.4;4);IF(([.D12]&lt;&gt;&quot;&quot;);ROUND([.D12]/25400;8);IF([.E12]&lt;&gt;&quot;&quot;;ROUND([.E12]/1000;4);&quot;**&quot;)))" office:value-type="string" office:string-value="**" calcext:value-type="string">
            <text:p>**</text:p>
          </table:table-cell>
          <table:table-cell table:style-name="ce33" table:formula="of:=IF(([.B12]&lt;&gt;&quot;&quot;);ROUND([.B12]*25.4;4);IF(([.D12]&lt;&gt;&quot;&quot;);ROUND([.D12]/1000;4);IF([.E12]&lt;&gt;&quot;&quot;;ROUND([.E12]*0.0254;5);&quot;**&quot;)))" office:value-type="float" office:value="0.0762" calcext:value-type="float">
            <text:p>0.0762</text:p>
          </table:table-cell>
          <table:table-cell table:style-name="ce28" table:formula="of:=IF(([.B12]&lt;&gt;&quot;&quot;);ROUND([.B12]*25400;4);IF(([.C12]&lt;&gt;&quot;&quot;);ROUND([.C12]*1000;4);IF([.E12]&lt;&gt;&quot;&quot;;ROUND([.E12]*25.4;4);&quot;**&quot;)))" office:value-type="float" office:value="76.2" calcext:value-type="float">
            <text:p>76.2</text:p>
          </table:table-cell>
          <table:table-cell table:style-name="ce33" table:formula="of:=IF(([.B12]&lt;&gt;&quot;&quot;);ROUND([.B12]*1000;4);IF(([.C12]&lt;&gt;&quot;&quot;);ROUND([.C12]/0.0254;4);IF([.D12]&lt;&gt;&quot;&quot;;ROUND([.D12]/25.4;4);&quot;**&quot;)))" office:value-type="float" office:value="3" calcext:value-type="float">
            <text:p>3</text:p>
          </table:table-cell>
        </table:table-row>
        <table:table-row table:style-name="ro1">
          <table:table-cell table:style-name="ce24" office:value-type="string" calcext:value-type="string">
            <text:p>tapered</text:p>
          </table:table-cell>
          <table:table-cell table:style-name="ce28" office:value-type="float" office:value="0.005" calcext:value-type="float">
            <text:p>0.005</text:p>
          </table:table-cell>
          <table:table-cell table:style-name="ce28" table:number-columns-repeated="3"/>
          <table:table-cell table:style-name="ce24"/>
          <table:table-cell table:style-name="ce33" table:formula="of:=IF(([.C13]&lt;&gt;&quot;&quot;);ROUND([.C13]/25.4;4);IF(([.D13]&lt;&gt;&quot;&quot;);ROUND([.D13]/25400;8);IF([.E13]&lt;&gt;&quot;&quot;;ROUND([.E13]/1000;4);&quot;**&quot;)))" office:value-type="string" office:string-value="**" calcext:value-type="string">
            <text:p>**</text:p>
          </table:table-cell>
          <table:table-cell table:style-name="ce33" table:formula="of:=IF(([.B13]&lt;&gt;&quot;&quot;);ROUND([.B13]*25.4;4);IF(([.D13]&lt;&gt;&quot;&quot;);ROUND([.D13]/1000;4);IF([.E13]&lt;&gt;&quot;&quot;;ROUND([.E13]*0.0254;5);&quot;**&quot;)))" office:value-type="float" office:value="0.127" calcext:value-type="float">
            <text:p>0.127</text:p>
          </table:table-cell>
          <table:table-cell table:style-name="ce28" table:formula="of:=IF(([.B13]&lt;&gt;&quot;&quot;);ROUND([.B13]*25400;4);IF(([.C13]&lt;&gt;&quot;&quot;);ROUND([.C13]*1000;4);IF([.E13]&lt;&gt;&quot;&quot;;ROUND([.E13]*25.4;4);&quot;**&quot;)))" office:value-type="float" office:value="127" calcext:value-type="float">
            <text:p>127</text:p>
          </table:table-cell>
          <table:table-cell table:style-name="ce33" table:formula="of:=IF(([.B13]&lt;&gt;&quot;&quot;);ROUND([.B13]*1000;4);IF(([.C13]&lt;&gt;&quot;&quot;);ROUND([.C13]/0.0254;4);IF([.D13]&lt;&gt;&quot;&quot;;ROUND([.D13]/25.4;4);&quot;**&quot;)))" office:value-type="float" office:value="5" calcext:value-type="float">
            <text:p>5</text:p>
          </table:table-cell>
        </table:table-row>
        <table:table-row table:style-name="ro1">
          <table:table-cell table:style-name="ce24" office:value-type="string" calcext:value-type="string">
            <text:p>1/8</text:p>
          </table:table-cell>
          <table:table-cell table:style-name="ce28" table:formula="of:=1/8" office:value-type="float" office:value="0.125" calcext:value-type="float">
            <text:p>0.125</text:p>
          </table:table-cell>
          <table:table-cell table:style-name="ce28" table:number-columns-repeated="3"/>
          <table:table-cell table:style-name="ce24"/>
          <table:table-cell table:style-name="ce33" table:formula="of:=IF(([.C14]&lt;&gt;&quot;&quot;);ROUND([.C14]/25.4;4);IF(([.D14]&lt;&gt;&quot;&quot;);ROUND([.D14]/25400;8);IF([.E14]&lt;&gt;&quot;&quot;;ROUND([.E14]/1000;4);&quot;**&quot;)))" office:value-type="string" office:string-value="**" calcext:value-type="string">
            <text:p>**</text:p>
          </table:table-cell>
          <table:table-cell table:style-name="ce33" table:formula="of:=IF(([.B14]&lt;&gt;&quot;&quot;);ROUND([.B14]*25.4;4);IF(([.D14]&lt;&gt;&quot;&quot;);ROUND([.D14]/1000;4);IF([.E14]&lt;&gt;&quot;&quot;;ROUND([.E14]*0.0254;5);&quot;**&quot;)))" office:value-type="float" office:value="3.175" calcext:value-type="float">
            <text:p>3.175</text:p>
          </table:table-cell>
          <table:table-cell table:style-name="ce28" table:formula="of:=IF(([.B14]&lt;&gt;&quot;&quot;);ROUND([.B14]*25400;4);IF(([.C14]&lt;&gt;&quot;&quot;);ROUND([.C14]*1000;4);IF([.E14]&lt;&gt;&quot;&quot;;ROUND([.E14]*25.4;4);&quot;**&quot;)))" office:value-type="float" office:value="3175" calcext:value-type="float">
            <text:p>3175</text:p>
          </table:table-cell>
          <table:table-cell table:style-name="ce33" table:formula="of:=IF(([.B14]&lt;&gt;&quot;&quot;);ROUND([.B14]*1000;4);IF(([.C14]&lt;&gt;&quot;&quot;);ROUND([.C14]/0.0254;4);IF([.D14]&lt;&gt;&quot;&quot;;ROUND([.D14]/25.4;4);&quot;**&quot;)))" office:value-type="float" office:value="125" calcext:value-type="float">
            <text:p>125</text:p>
          </table:table-cell>
        </table:table-row>
        <table:table-row table:style-name="ro1">
          <table:table-cell table:style-name="ce24" office:value-type="string" calcext:value-type="string">
            <text:p>1/16</text:p>
          </table:table-cell>
          <table:table-cell table:style-name="ce28" table:formula="of:=1/16" office:value-type="float" office:value="0.0625" calcext:value-type="float">
            <text:p>0.0625</text:p>
          </table:table-cell>
          <table:table-cell table:style-name="ce28" table:number-columns-repeated="3"/>
          <table:table-cell table:style-name="ce24"/>
          <table:table-cell table:style-name="ce33" table:formula="of:=IF(([.C15]&lt;&gt;&quot;&quot;);ROUND([.C15]/25.4;4);IF(([.D15]&lt;&gt;&quot;&quot;);ROUND([.D15]/25400;8);IF([.E15]&lt;&gt;&quot;&quot;;ROUND([.E15]/1000;4);&quot;**&quot;)))" office:value-type="string" office:string-value="**" calcext:value-type="string">
            <text:p>**</text:p>
          </table:table-cell>
          <table:table-cell table:style-name="ce33" table:formula="of:=IF(([.B15]&lt;&gt;&quot;&quot;);ROUND([.B15]*25.4;4);IF(([.D15]&lt;&gt;&quot;&quot;);ROUND([.D15]/1000;4);IF([.E15]&lt;&gt;&quot;&quot;;ROUND([.E15]*0.0254;5);&quot;**&quot;)))" office:value-type="float" office:value="1.5875" calcext:value-type="float">
            <text:p>1.5875</text:p>
          </table:table-cell>
          <table:table-cell table:style-name="ce28" table:formula="of:=IF(([.B15]&lt;&gt;&quot;&quot;);ROUND([.B15]*25400;4);IF(([.C15]&lt;&gt;&quot;&quot;);ROUND([.C15]*1000;4);IF([.E15]&lt;&gt;&quot;&quot;;ROUND([.E15]*25.4;4);&quot;**&quot;)))" office:value-type="float" office:value="1587.5" calcext:value-type="float">
            <text:p>1587.5</text:p>
          </table:table-cell>
          <table:table-cell table:style-name="ce33" table:formula="of:=IF(([.B15]&lt;&gt;&quot;&quot;);ROUND([.B15]*1000;4);IF(([.C15]&lt;&gt;&quot;&quot;);ROUND([.C15]/0.0254;4);IF([.D15]&lt;&gt;&quot;&quot;;ROUND([.D15]/25.4;4);&quot;**&quot;)))" office:value-type="float" office:value="62.5" calcext:value-type="float">
            <text:p>62.5</text:p>
          </table:table-cell>
        </table:table-row>
        <table:table-row table:style-name="ro1">
          <table:table-cell table:style-name="ce24" office:value-type="string" calcext:value-type="string">
            <text:p>1/32</text:p>
          </table:table-cell>
          <table:table-cell table:style-name="ce28" table:formula="of:=1/32" office:value-type="float" office:value="0.03125" calcext:value-type="float">
            <text:p>0.03125</text:p>
          </table:table-cell>
          <table:table-cell table:style-name="ce28" table:number-columns-repeated="3"/>
          <table:table-cell table:style-name="ce24"/>
          <table:table-cell table:style-name="ce33" table:formula="of:=IF(([.C16]&lt;&gt;&quot;&quot;);ROUND([.C16]/25.4;4);IF(([.D16]&lt;&gt;&quot;&quot;);ROUND([.D16]/25400;8);IF([.E16]&lt;&gt;&quot;&quot;;ROUND([.E16]/1000;4);&quot;**&quot;)))" office:value-type="string" office:string-value="**" calcext:value-type="string">
            <text:p>**</text:p>
          </table:table-cell>
          <table:table-cell table:style-name="ce33" table:formula="of:=IF(([.B16]&lt;&gt;&quot;&quot;);ROUND([.B16]*25.4;4);IF(([.D16]&lt;&gt;&quot;&quot;);ROUND([.D16]/1000;4);IF([.E16]&lt;&gt;&quot;&quot;;ROUND([.E16]*0.0254;5);&quot;**&quot;)))" office:value-type="float" office:value="0.7938" calcext:value-type="float">
            <text:p>0.7938</text:p>
          </table:table-cell>
          <table:table-cell table:style-name="ce28" table:formula="of:=IF(([.B16]&lt;&gt;&quot;&quot;);ROUND([.B16]*25400;4);IF(([.C16]&lt;&gt;&quot;&quot;);ROUND([.C16]*1000;4);IF([.E16]&lt;&gt;&quot;&quot;;ROUND([.E16]*25.4;4);&quot;**&quot;)))" office:value-type="float" office:value="793.75" calcext:value-type="float">
            <text:p>793.75</text:p>
          </table:table-cell>
          <table:table-cell table:style-name="ce33" table:formula="of:=IF(([.B16]&lt;&gt;&quot;&quot;);ROUND([.B16]*1000;4);IF(([.C16]&lt;&gt;&quot;&quot;);ROUND([.C16]/0.0254;4);IF([.D16]&lt;&gt;&quot;&quot;;ROUND([.D16]/25.4;4);&quot;**&quot;)))" office:value-type="float" office:value="31.25" calcext:value-type="float">
            <text:p>31.25</text:p>
          </table:table-cell>
        </table:table-row>
        <table:table-row table:style-name="ro1">
          <table:table-cell table:style-name="ce24" office:value-type="string" calcext:value-type="string">
            <text:p>1/64</text:p>
          </table:table-cell>
          <table:table-cell table:style-name="ce28" table:formula="of:=1/64" office:value-type="float" office:value="0.015625" calcext:value-type="float">
            <text:p>0.015625</text:p>
          </table:table-cell>
          <table:table-cell table:style-name="ce28" table:number-columns-repeated="3"/>
          <table:table-cell table:style-name="ce24"/>
          <table:table-cell table:style-name="ce33" table:formula="of:=IF(([.C17]&lt;&gt;&quot;&quot;);ROUND([.C17]/25.4;4);IF(([.D17]&lt;&gt;&quot;&quot;);ROUND([.D17]/25400;8);IF([.E17]&lt;&gt;&quot;&quot;;ROUND([.E17]/1000;4);&quot;**&quot;)))" office:value-type="string" office:string-value="**" calcext:value-type="string">
            <text:p>**</text:p>
          </table:table-cell>
          <table:table-cell table:style-name="ce33" table:formula="of:=IF(([.B17]&lt;&gt;&quot;&quot;);ROUND([.B17]*25.4;4);IF(([.D17]&lt;&gt;&quot;&quot;);ROUND([.D17]/1000;4);IF([.E17]&lt;&gt;&quot;&quot;;ROUND([.E17]*0.0254;5);&quot;**&quot;)))" office:value-type="float" office:value="0.3969" calcext:value-type="float">
            <text:p>0.3969</text:p>
          </table:table-cell>
          <table:table-cell table:style-name="ce28" table:formula="of:=IF(([.B17]&lt;&gt;&quot;&quot;);ROUND([.B17]*25400;4);IF(([.C17]&lt;&gt;&quot;&quot;);ROUND([.C17]*1000;4);IF([.E17]&lt;&gt;&quot;&quot;;ROUND([.E17]*25.4;4);&quot;**&quot;)))" office:value-type="float" office:value="396.875" calcext:value-type="float">
            <text:p>396.875</text:p>
          </table:table-cell>
          <table:table-cell table:style-name="ce33" table:formula="of:=IF(([.B17]&lt;&gt;&quot;&quot;);ROUND([.B17]*1000;4);IF(([.C17]&lt;&gt;&quot;&quot;);ROUND([.C17]/0.0254;4);IF([.D17]&lt;&gt;&quot;&quot;;ROUND([.D17]/25.4;4);&quot;**&quot;)))" office:value-type="float" office:value="15.625" calcext:value-type="float">
            <text:p>15.625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18]&lt;&gt;&quot;&quot;);ROUND([.C18]/25.4;4);IF(([.D18]&lt;&gt;&quot;&quot;);ROUND([.D18]/25400;8);IF([.E18]&lt;&gt;&quot;&quot;;ROUND([.E18]/1000;4);&quot;**&quot;)))" office:value-type="string" office:string-value="**" calcext:value-type="string">
            <text:p>**</text:p>
          </table:table-cell>
          <table:table-cell table:style-name="ce33" table:formula="of:=IF(([.B18]&lt;&gt;&quot;&quot;);ROUND([.B18]*25.4;4);IF(([.D18]&lt;&gt;&quot;&quot;);ROUND([.D18]/1000;4);IF([.E18]&lt;&gt;&quot;&quot;;ROUND([.E18]*0.0254;5);&quot;**&quot;)))" office:value-type="string" office:string-value="**" calcext:value-type="string">
            <text:p>**</text:p>
          </table:table-cell>
          <table:table-cell table:style-name="ce28" table:formula="of:=IF(([.B18]&lt;&gt;&quot;&quot;);ROUND([.B18]*25400;4);IF(([.C18]&lt;&gt;&quot;&quot;);ROUND([.C18]*1000;4);IF([.E18]&lt;&gt;&quot;&quot;;ROUND([.E18]*25.4;4);&quot;**&quot;)))" office:value-type="string" office:string-value="**" calcext:value-type="string">
            <text:p>**</text:p>
          </table:table-cell>
          <table:table-cell table:style-name="ce33" table:formula="of:=IF(([.B18]&lt;&gt;&quot;&quot;);ROUND([.B18]*1000;4);IF(([.C18]&lt;&gt;&quot;&quot;);ROUND([.C18]/0.0254;4);IF([.D18]&lt;&gt;&quot;&quot;;ROUND([.D18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19]&lt;&gt;&quot;&quot;);ROUND([.C19]/25.4;4);IF(([.D19]&lt;&gt;&quot;&quot;);ROUND([.D19]/25400;8);IF([.E19]&lt;&gt;&quot;&quot;;ROUND([.E19]/1000;4);&quot;**&quot;)))" office:value-type="string" office:string-value="**" calcext:value-type="string">
            <text:p>**</text:p>
          </table:table-cell>
          <table:table-cell table:style-name="ce33" table:formula="of:=IF(([.B19]&lt;&gt;&quot;&quot;);ROUND([.B19]*25.4;4);IF(([.D19]&lt;&gt;&quot;&quot;);ROUND([.D19]/1000;4);IF([.E19]&lt;&gt;&quot;&quot;;ROUND([.E19]*0.0254;5);&quot;**&quot;)))" office:value-type="string" office:string-value="**" calcext:value-type="string">
            <text:p>**</text:p>
          </table:table-cell>
          <table:table-cell table:style-name="ce28" table:formula="of:=IF(([.B19]&lt;&gt;&quot;&quot;);ROUND([.B19]*25400;4);IF(([.C19]&lt;&gt;&quot;&quot;);ROUND([.C19]*1000;4);IF([.E19]&lt;&gt;&quot;&quot;;ROUND([.E19]*25.4;4);&quot;**&quot;)))" office:value-type="string" office:string-value="**" calcext:value-type="string">
            <text:p>**</text:p>
          </table:table-cell>
          <table:table-cell table:style-name="ce33" table:formula="of:=IF(([.B19]&lt;&gt;&quot;&quot;);ROUND([.B19]*1000;4);IF(([.C19]&lt;&gt;&quot;&quot;);ROUND([.C19]/0.0254;4);IF([.D19]&lt;&gt;&quot;&quot;;ROUND([.D19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20]&lt;&gt;&quot;&quot;);ROUND([.C20]/25.4;4);IF(([.D20]&lt;&gt;&quot;&quot;);ROUND([.D20]/25400;8);IF([.E20]&lt;&gt;&quot;&quot;;ROUND([.E20]/1000;4);&quot;**&quot;)))" office:value-type="string" office:string-value="**" calcext:value-type="string">
            <text:p>**</text:p>
          </table:table-cell>
          <table:table-cell table:style-name="ce33" table:formula="of:=IF(([.B20]&lt;&gt;&quot;&quot;);ROUND([.B20]*25.4;4);IF(([.D20]&lt;&gt;&quot;&quot;);ROUND([.D20]/1000;4);IF([.E20]&lt;&gt;&quot;&quot;;ROUND([.E20]*0.0254;5);&quot;**&quot;)))" office:value-type="string" office:string-value="**" calcext:value-type="string">
            <text:p>**</text:p>
          </table:table-cell>
          <table:table-cell table:style-name="ce28" table:formula="of:=IF(([.B20]&lt;&gt;&quot;&quot;);ROUND([.B20]*25400;4);IF(([.C20]&lt;&gt;&quot;&quot;);ROUND([.C20]*1000;4);IF([.E20]&lt;&gt;&quot;&quot;;ROUND([.E20]*25.4;4);&quot;**&quot;)))" office:value-type="string" office:string-value="**" calcext:value-type="string">
            <text:p>**</text:p>
          </table:table-cell>
          <table:table-cell table:style-name="ce33" table:formula="of:=IF(([.B20]&lt;&gt;&quot;&quot;);ROUND([.B20]*1000;4);IF(([.C20]&lt;&gt;&quot;&quot;);ROUND([.C20]/0.0254;4);IF([.D20]&lt;&gt;&quot;&quot;;ROUND([.D20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 office:value-type="string" calcext:value-type="string">
            <text:p>drill set</text:p>
          </table:table-cell>
          <table:table-cell table:style-name="ce28"/>
          <table:table-cell table:style-name="ce28" office:value-type="float" office:value="0.3" calcext:value-type="float">
            <text:p>0.3</text:p>
          </table:table-cell>
          <table:table-cell table:style-name="ce28" table:number-columns-repeated="2"/>
          <table:table-cell table:style-name="ce24"/>
          <table:table-cell table:style-name="ce33" table:formula="of:=IF(([.C21]&lt;&gt;&quot;&quot;);ROUND([.C21]/25.4;4);IF(([.D21]&lt;&gt;&quot;&quot;);ROUND([.D21]/25400;8);IF([.E21]&lt;&gt;&quot;&quot;;ROUND([.E21]/1000;4);&quot;**&quot;)))" office:value-type="float" office:value="0.0118" calcext:value-type="float">
            <text:p>0.0118</text:p>
          </table:table-cell>
          <table:table-cell table:style-name="ce33" table:formula="of:=IF(([.B21]&lt;&gt;&quot;&quot;);ROUND([.B21]*25.4;4);IF(([.D21]&lt;&gt;&quot;&quot;);ROUND([.D21]/1000;4);IF([.E21]&lt;&gt;&quot;&quot;;ROUND([.E21]*0.0254;5);&quot;**&quot;)))" office:value-type="string" office:string-value="**" calcext:value-type="string">
            <text:p>**</text:p>
          </table:table-cell>
          <table:table-cell table:style-name="ce28" table:formula="of:=IF(([.B21]&lt;&gt;&quot;&quot;);ROUND([.B21]*25400;4);IF(([.C21]&lt;&gt;&quot;&quot;);ROUND([.C21]*1000;4);IF([.E21]&lt;&gt;&quot;&quot;;ROUND([.E21]*25.4;4);&quot;**&quot;)))" office:value-type="float" office:value="300" calcext:value-type="float">
            <text:p>300</text:p>
          </table:table-cell>
          <table:table-cell table:style-name="ce33" table:formula="of:=IF(([.B21]&lt;&gt;&quot;&quot;);ROUND([.B21]*1000;4);IF(([.C21]&lt;&gt;&quot;&quot;);ROUND([.C21]/0.0254;4);IF([.D21]&lt;&gt;&quot;&quot;;ROUND([.D21]/25.4;4);&quot;**&quot;)))" office:value-type="float" office:value="11.811" calcext:value-type="float">
            <text:p>11.81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table:number-columns-repeated="2"/>
          <table:table-cell table:style-name="ce24"/>
          <table:table-cell table:style-name="ce33" table:formula="of:=IF(([.C22]&lt;&gt;&quot;&quot;);ROUND([.C22]/25.4;4);IF(([.D22]&lt;&gt;&quot;&quot;);ROUND([.D22]/25400;8);IF([.E22]&lt;&gt;&quot;&quot;;ROUND([.E22]/1000;4);&quot;**&quot;)))" office:value-type="float" office:value="0.0157" calcext:value-type="float">
            <text:p>0.0157</text:p>
          </table:table-cell>
          <table:table-cell table:style-name="ce33" table:formula="of:=IF(([.B22]&lt;&gt;&quot;&quot;);ROUND([.B22]*25.4;4);IF(([.D22]&lt;&gt;&quot;&quot;);ROUND([.D22]/1000;4);IF([.E22]&lt;&gt;&quot;&quot;;ROUND([.E22]*0.0254;5);&quot;**&quot;)))" office:value-type="string" office:string-value="**" calcext:value-type="string">
            <text:p>**</text:p>
          </table:table-cell>
          <table:table-cell table:style-name="ce28" table:formula="of:=IF(([.B22]&lt;&gt;&quot;&quot;);ROUND([.B22]*25400;4);IF(([.C22]&lt;&gt;&quot;&quot;);ROUND([.C22]*1000;4);IF([.E22]&lt;&gt;&quot;&quot;;ROUND([.E22]*25.4;4);&quot;**&quot;)))" office:value-type="float" office:value="400" calcext:value-type="float">
            <text:p>400</text:p>
          </table:table-cell>
          <table:table-cell table:style-name="ce33" table:formula="of:=IF(([.B22]&lt;&gt;&quot;&quot;);ROUND([.B22]*1000;4);IF(([.C22]&lt;&gt;&quot;&quot;);ROUND([.C22]/0.0254;4);IF([.D22]&lt;&gt;&quot;&quot;;ROUND([.D22]/25.4;4);&quot;**&quot;)))" office:value-type="float" office:value="15.748" calcext:value-type="float">
            <text:p>15.748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5" calcext:value-type="float">
            <text:p>0.5</text:p>
          </table:table-cell>
          <table:table-cell table:style-name="ce28" table:number-columns-repeated="2"/>
          <table:table-cell table:style-name="ce24"/>
          <table:table-cell table:style-name="ce33" table:formula="of:=IF(([.C23]&lt;&gt;&quot;&quot;);ROUND([.C23]/25.4;4);IF(([.D23]&lt;&gt;&quot;&quot;);ROUND([.D23]/25400;8);IF([.E23]&lt;&gt;&quot;&quot;;ROUND([.E23]/1000;4);&quot;**&quot;)))" office:value-type="float" office:value="0.0197" calcext:value-type="float">
            <text:p>0.0197</text:p>
          </table:table-cell>
          <table:table-cell table:style-name="ce33" table:formula="of:=IF(([.B23]&lt;&gt;&quot;&quot;);ROUND([.B23]*25.4;4);IF(([.D23]&lt;&gt;&quot;&quot;);ROUND([.D23]/1000;4);IF([.E23]&lt;&gt;&quot;&quot;;ROUND([.E23]*0.0254;5);&quot;**&quot;)))" office:value-type="string" office:string-value="**" calcext:value-type="string">
            <text:p>**</text:p>
          </table:table-cell>
          <table:table-cell table:style-name="ce28" table:formula="of:=IF(([.B23]&lt;&gt;&quot;&quot;);ROUND([.B23]*25400;4);IF(([.C23]&lt;&gt;&quot;&quot;);ROUND([.C23]*1000;4);IF([.E23]&lt;&gt;&quot;&quot;;ROUND([.E23]*25.4;4);&quot;**&quot;)))" office:value-type="float" office:value="500" calcext:value-type="float">
            <text:p>500</text:p>
          </table:table-cell>
          <table:table-cell table:style-name="ce33" table:formula="of:=IF(([.B23]&lt;&gt;&quot;&quot;);ROUND([.B23]*1000;4);IF(([.C23]&lt;&gt;&quot;&quot;);ROUND([.C23]/0.0254;4);IF([.D23]&lt;&gt;&quot;&quot;;ROUND([.D23]/25.4;4);&quot;**&quot;)))" office:value-type="float" office:value="19.685" calcext:value-type="float">
            <text:p>19.685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6" calcext:value-type="float">
            <text:p>0.6</text:p>
          </table:table-cell>
          <table:table-cell table:style-name="ce28" table:number-columns-repeated="2"/>
          <table:table-cell table:style-name="ce24"/>
          <table:table-cell table:style-name="ce33" table:formula="of:=IF(([.C24]&lt;&gt;&quot;&quot;);ROUND([.C24]/25.4;4);IF(([.D24]&lt;&gt;&quot;&quot;);ROUND([.D24]/25400;8);IF([.E24]&lt;&gt;&quot;&quot;;ROUND([.E24]/1000;4);&quot;**&quot;)))" office:value-type="float" office:value="0.0236" calcext:value-type="float">
            <text:p>0.0236</text:p>
          </table:table-cell>
          <table:table-cell table:style-name="ce33" table:formula="of:=IF(([.B24]&lt;&gt;&quot;&quot;);ROUND([.B24]*25.4;4);IF(([.D24]&lt;&gt;&quot;&quot;);ROUND([.D24]/1000;4);IF([.E24]&lt;&gt;&quot;&quot;;ROUND([.E24]*0.0254;5);&quot;**&quot;)))" office:value-type="string" office:string-value="**" calcext:value-type="string">
            <text:p>**</text:p>
          </table:table-cell>
          <table:table-cell table:style-name="ce28" table:formula="of:=IF(([.B24]&lt;&gt;&quot;&quot;);ROUND([.B24]*25400;4);IF(([.C24]&lt;&gt;&quot;&quot;);ROUND([.C24]*1000;4);IF([.E24]&lt;&gt;&quot;&quot;;ROUND([.E24]*25.4;4);&quot;**&quot;)))" office:value-type="float" office:value="600" calcext:value-type="float">
            <text:p>600</text:p>
          </table:table-cell>
          <table:table-cell table:style-name="ce33" table:formula="of:=IF(([.B24]&lt;&gt;&quot;&quot;);ROUND([.B24]*1000;4);IF(([.C24]&lt;&gt;&quot;&quot;);ROUND([.C24]/0.0254;4);IF([.D24]&lt;&gt;&quot;&quot;;ROUND([.D24]/25.4;4);&quot;**&quot;)))" office:value-type="float" office:value="23.622" calcext:value-type="float">
            <text:p>23.622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7" calcext:value-type="float">
            <text:p>0.7</text:p>
          </table:table-cell>
          <table:table-cell table:style-name="ce28" table:number-columns-repeated="2"/>
          <table:table-cell table:style-name="ce24"/>
          <table:table-cell table:style-name="ce33" table:formula="of:=IF(([.C25]&lt;&gt;&quot;&quot;);ROUND([.C25]/25.4;4);IF(([.D25]&lt;&gt;&quot;&quot;);ROUND([.D25]/25400;8);IF([.E25]&lt;&gt;&quot;&quot;;ROUND([.E25]/1000;4);&quot;**&quot;)))" office:value-type="float" office:value="0.0276" calcext:value-type="float">
            <text:p>0.0276</text:p>
          </table:table-cell>
          <table:table-cell table:style-name="ce33" table:formula="of:=IF(([.B25]&lt;&gt;&quot;&quot;);ROUND([.B25]*25.4;4);IF(([.D25]&lt;&gt;&quot;&quot;);ROUND([.D25]/1000;4);IF([.E25]&lt;&gt;&quot;&quot;;ROUND([.E25]*0.0254;5);&quot;**&quot;)))" office:value-type="string" office:string-value="**" calcext:value-type="string">
            <text:p>**</text:p>
          </table:table-cell>
          <table:table-cell table:style-name="ce28" table:formula="of:=IF(([.B25]&lt;&gt;&quot;&quot;);ROUND([.B25]*25400;4);IF(([.C25]&lt;&gt;&quot;&quot;);ROUND([.C25]*1000;4);IF([.E25]&lt;&gt;&quot;&quot;;ROUND([.E25]*25.4;4);&quot;**&quot;)))" office:value-type="float" office:value="700" calcext:value-type="float">
            <text:p>700</text:p>
          </table:table-cell>
          <table:table-cell table:style-name="ce33" table:formula="of:=IF(([.B25]&lt;&gt;&quot;&quot;);ROUND([.B25]*1000;4);IF(([.C25]&lt;&gt;&quot;&quot;);ROUND([.C25]/0.0254;4);IF([.D25]&lt;&gt;&quot;&quot;;ROUND([.D25]/25.4;4);&quot;**&quot;)))" office:value-type="float" office:value="27.5591" calcext:value-type="float">
            <text:p>27.559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8" calcext:value-type="float">
            <text:p>0.8</text:p>
          </table:table-cell>
          <table:table-cell table:style-name="ce28" table:number-columns-repeated="2"/>
          <table:table-cell table:style-name="ce24"/>
          <table:table-cell table:style-name="ce33" table:formula="of:=IF(([.C26]&lt;&gt;&quot;&quot;);ROUND([.C26]/25.4;4);IF(([.D26]&lt;&gt;&quot;&quot;);ROUND([.D26]/25400;8);IF([.E26]&lt;&gt;&quot;&quot;;ROUND([.E26]/1000;4);&quot;**&quot;)))" office:value-type="float" office:value="0.0315" calcext:value-type="float">
            <text:p>0.0315</text:p>
          </table:table-cell>
          <table:table-cell table:style-name="ce33" table:formula="of:=IF(([.B26]&lt;&gt;&quot;&quot;);ROUND([.B26]*25.4;4);IF(([.D26]&lt;&gt;&quot;&quot;);ROUND([.D26]/1000;4);IF([.E26]&lt;&gt;&quot;&quot;;ROUND([.E26]*0.0254;5);&quot;**&quot;)))" office:value-type="string" office:string-value="**" calcext:value-type="string">
            <text:p>**</text:p>
          </table:table-cell>
          <table:table-cell table:style-name="ce28" table:formula="of:=IF(([.B26]&lt;&gt;&quot;&quot;);ROUND([.B26]*25400;4);IF(([.C26]&lt;&gt;&quot;&quot;);ROUND([.C26]*1000;4);IF([.E26]&lt;&gt;&quot;&quot;;ROUND([.E26]*25.4;4);&quot;**&quot;)))" office:value-type="float" office:value="800" calcext:value-type="float">
            <text:p>800</text:p>
          </table:table-cell>
          <table:table-cell table:style-name="ce33" table:formula="of:=IF(([.B26]&lt;&gt;&quot;&quot;);ROUND([.B26]*1000;4);IF(([.C26]&lt;&gt;&quot;&quot;);ROUND([.C26]/0.0254;4);IF([.D26]&lt;&gt;&quot;&quot;;ROUND([.D26]/25.4;4);&quot;**&quot;)))" office:value-type="float" office:value="31.4961" calcext:value-type="float">
            <text:p>31.496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9" calcext:value-type="float">
            <text:p>0.9</text:p>
          </table:table-cell>
          <table:table-cell table:style-name="ce28" table:number-columns-repeated="2"/>
          <table:table-cell table:style-name="ce24"/>
          <table:table-cell table:style-name="ce33" table:formula="of:=IF(([.C27]&lt;&gt;&quot;&quot;);ROUND([.C27]/25.4;4);IF(([.D27]&lt;&gt;&quot;&quot;);ROUND([.D27]/25400;8);IF([.E27]&lt;&gt;&quot;&quot;;ROUND([.E27]/1000;4);&quot;**&quot;)))" office:value-type="float" office:value="0.0354" calcext:value-type="float">
            <text:p>0.0354</text:p>
          </table:table-cell>
          <table:table-cell table:style-name="ce33" table:formula="of:=IF(([.B27]&lt;&gt;&quot;&quot;);ROUND([.B27]*25.4;4);IF(([.D27]&lt;&gt;&quot;&quot;);ROUND([.D27]/1000;4);IF([.E27]&lt;&gt;&quot;&quot;;ROUND([.E27]*0.0254;5);&quot;**&quot;)))" office:value-type="string" office:string-value="**" calcext:value-type="string">
            <text:p>**</text:p>
          </table:table-cell>
          <table:table-cell table:style-name="ce28" table:formula="of:=IF(([.B27]&lt;&gt;&quot;&quot;);ROUND([.B27]*25400;4);IF(([.C27]&lt;&gt;&quot;&quot;);ROUND([.C27]*1000;4);IF([.E27]&lt;&gt;&quot;&quot;;ROUND([.E27]*25.4;4);&quot;**&quot;)))" office:value-type="float" office:value="900" calcext:value-type="float">
            <text:p>900</text:p>
          </table:table-cell>
          <table:table-cell table:style-name="ce33" table:formula="of:=IF(([.B27]&lt;&gt;&quot;&quot;);ROUND([.B27]*1000;4);IF(([.C27]&lt;&gt;&quot;&quot;);ROUND([.C27]/0.0254;4);IF([.D27]&lt;&gt;&quot;&quot;;ROUND([.D27]/25.4;4);&quot;**&quot;)))" office:value-type="float" office:value="35.4331" calcext:value-type="float">
            <text:p>35.4331</text:p>
          </table:table-cell>
        </table:table-row>
        <table:table-row table:style-name="ro1">
          <table:table-cell table:style-name="ce24" office:value-type="string" calcext:value-type="string">
            <text:p>HOLES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4"/>
          <table:table-cell table:style-name="ce33" table:formula="of:=IF(([.C28]&lt;&gt;&quot;&quot;);ROUND([.C28]/25.4;4);IF(([.D28]&lt;&gt;&quot;&quot;);ROUND([.D28]/25400;8);IF([.E28]&lt;&gt;&quot;&quot;;ROUND([.E28]/1000;4);&quot;**&quot;)))" office:value-type="float" office:value="0.0394" calcext:value-type="float">
            <text:p>0.0394</text:p>
          </table:table-cell>
          <table:table-cell table:style-name="ce33" table:formula="of:=IF(([.B28]&lt;&gt;&quot;&quot;);ROUND([.B28]*25.4;4);IF(([.D28]&lt;&gt;&quot;&quot;);ROUND([.D28]/1000;4);IF([.E28]&lt;&gt;&quot;&quot;;ROUND([.E28]*0.0254;5);&quot;**&quot;)))" office:value-type="string" office:string-value="**" calcext:value-type="string">
            <text:p>**</text:p>
          </table:table-cell>
          <table:table-cell table:style-name="ce28" table:formula="of:=IF(([.B28]&lt;&gt;&quot;&quot;);ROUND([.B28]*25400;4);IF(([.C28]&lt;&gt;&quot;&quot;);ROUND([.C28]*1000;4);IF([.E28]&lt;&gt;&quot;&quot;;ROUND([.E28]*25.4;4);&quot;**&quot;)))" office:value-type="float" office:value="1000" calcext:value-type="float">
            <text:p>1000</text:p>
          </table:table-cell>
          <table:table-cell table:style-name="ce33" table:formula="of:=IF(([.B28]&lt;&gt;&quot;&quot;);ROUND([.B28]*1000;4);IF(([.C28]&lt;&gt;&quot;&quot;);ROUND([.C28]/0.0254;4);IF([.D28]&lt;&gt;&quot;&quot;;ROUND([.D28]/25.4;4);&quot;**&quot;)))" office:value-type="float" office:value="39.3701" calcext:value-type="float">
            <text:p>39.370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1.1" calcext:value-type="float">
            <text:p>1.1</text:p>
          </table:table-cell>
          <table:table-cell table:style-name="ce28" table:number-columns-repeated="2"/>
          <table:table-cell table:style-name="ce24"/>
          <table:table-cell table:style-name="ce33" table:formula="of:=IF(([.C29]&lt;&gt;&quot;&quot;);ROUND([.C29]/25.4;4);IF(([.D29]&lt;&gt;&quot;&quot;);ROUND([.D29]/25400;8);IF([.E29]&lt;&gt;&quot;&quot;;ROUND([.E29]/1000;4);&quot;**&quot;)))" office:value-type="float" office:value="0.0433" calcext:value-type="float">
            <text:p>0.0433</text:p>
          </table:table-cell>
          <table:table-cell table:style-name="ce33" table:formula="of:=IF(([.B29]&lt;&gt;&quot;&quot;);ROUND([.B29]*25.4;4);IF(([.D29]&lt;&gt;&quot;&quot;);ROUND([.D29]/1000;4);IF([.E29]&lt;&gt;&quot;&quot;;ROUND([.E29]*0.0254;5);&quot;**&quot;)))" office:value-type="string" office:string-value="**" calcext:value-type="string">
            <text:p>**</text:p>
          </table:table-cell>
          <table:table-cell table:style-name="ce28" table:formula="of:=IF(([.B29]&lt;&gt;&quot;&quot;);ROUND([.B29]*25400;4);IF(([.C29]&lt;&gt;&quot;&quot;);ROUND([.C29]*1000;4);IF([.E29]&lt;&gt;&quot;&quot;;ROUND([.E29]*25.4;4);&quot;**&quot;)))" office:value-type="float" office:value="1100" calcext:value-type="float">
            <text:p>1100</text:p>
          </table:table-cell>
          <table:table-cell table:style-name="ce33" table:formula="of:=IF(([.B29]&lt;&gt;&quot;&quot;);ROUND([.B29]*1000;4);IF(([.C29]&lt;&gt;&quot;&quot;);ROUND([.C29]/0.0254;4);IF([.D29]&lt;&gt;&quot;&quot;;ROUND([.D29]/25.4;4);&quot;**&quot;)))" office:value-type="float" office:value="43.3071" calcext:value-type="float">
            <text:p>43.307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1.2" calcext:value-type="float">
            <text:p>1.2</text:p>
          </table:table-cell>
          <table:table-cell table:style-name="ce28" table:number-columns-repeated="2"/>
          <table:table-cell table:style-name="ce24"/>
          <table:table-cell table:style-name="ce33" table:formula="of:=IF(([.C30]&lt;&gt;&quot;&quot;);ROUND([.C30]/25.4;4);IF(([.D30]&lt;&gt;&quot;&quot;);ROUND([.D30]/25400;8);IF([.E30]&lt;&gt;&quot;&quot;;ROUND([.E30]/1000;4);&quot;**&quot;)))" office:value-type="float" office:value="0.0472" calcext:value-type="float">
            <text:p>0.0472</text:p>
          </table:table-cell>
          <table:table-cell table:style-name="ce33" table:formula="of:=IF(([.B30]&lt;&gt;&quot;&quot;);ROUND([.B30]*25.4;4);IF(([.D30]&lt;&gt;&quot;&quot;);ROUND([.D30]/1000;4);IF([.E30]&lt;&gt;&quot;&quot;;ROUND([.E30]*0.0254;5);&quot;**&quot;)))" office:value-type="string" office:string-value="**" calcext:value-type="string">
            <text:p>**</text:p>
          </table:table-cell>
          <table:table-cell table:style-name="ce28" table:formula="of:=IF(([.B30]&lt;&gt;&quot;&quot;);ROUND([.B30]*25400;4);IF(([.C30]&lt;&gt;&quot;&quot;);ROUND([.C30]*1000;4);IF([.E30]&lt;&gt;&quot;&quot;;ROUND([.E30]*25.4;4);&quot;**&quot;)))" office:value-type="float" office:value="1200" calcext:value-type="float">
            <text:p>1200</text:p>
          </table:table-cell>
          <table:table-cell table:style-name="ce33" table:formula="of:=IF(([.B30]&lt;&gt;&quot;&quot;);ROUND([.B30]*1000;4);IF(([.C30]&lt;&gt;&quot;&quot;);ROUND([.C30]/0.0254;4);IF([.D30]&lt;&gt;&quot;&quot;;ROUND([.D30]/25.4;4);&quot;**&quot;)))" office:value-type="float" office:value="47.2441" calcext:value-type="float">
            <text:p>47.2441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31]&lt;&gt;&quot;&quot;);ROUND([.C31]/25.4;4);IF(([.D31]&lt;&gt;&quot;&quot;);ROUND([.D31]/25400;8);IF([.E31]&lt;&gt;&quot;&quot;;ROUND([.E31]/1000;4);&quot;**&quot;)))" office:value-type="string" office:string-value="**" calcext:value-type="string">
            <text:p>**</text:p>
          </table:table-cell>
          <table:table-cell table:style-name="ce33" table:formula="of:=IF(([.B31]&lt;&gt;&quot;&quot;);ROUND([.B31]*25.4;4);IF(([.D31]&lt;&gt;&quot;&quot;);ROUND([.D31]/1000;4);IF([.E31]&lt;&gt;&quot;&quot;;ROUND([.E31]*0.0254;5);&quot;**&quot;)))" office:value-type="string" office:string-value="**" calcext:value-type="string">
            <text:p>**</text:p>
          </table:table-cell>
          <table:table-cell table:style-name="ce28" table:formula="of:=IF(([.B31]&lt;&gt;&quot;&quot;);ROUND([.B31]*25400;4);IF(([.C31]&lt;&gt;&quot;&quot;);ROUND([.C31]*1000;4);IF([.E31]&lt;&gt;&quot;&quot;;ROUND([.E31]*25.4;4);&quot;**&quot;)))" office:value-type="string" office:string-value="**" calcext:value-type="string">
            <text:p>**</text:p>
          </table:table-cell>
          <table:table-cell table:style-name="ce33" table:formula="of:=IF(([.B31]&lt;&gt;&quot;&quot;);ROUND([.B31]*1000;4);IF(([.C31]&lt;&gt;&quot;&quot;);ROUND([.C31]/0.0254;4);IF([.D31]&lt;&gt;&quot;&quot;;ROUND([.D31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32]&lt;&gt;&quot;&quot;);ROUND([.C32]/25.4;4);IF(([.D32]&lt;&gt;&quot;&quot;);ROUND([.D32]/25400;8);IF([.E32]&lt;&gt;&quot;&quot;;ROUND([.E32]/1000;4);&quot;**&quot;)))" office:value-type="string" office:string-value="**" calcext:value-type="string">
            <text:p>**</text:p>
          </table:table-cell>
          <table:table-cell table:style-name="ce33" table:formula="of:=IF(([.B32]&lt;&gt;&quot;&quot;);ROUND([.B32]*25.4;4);IF(([.D32]&lt;&gt;&quot;&quot;);ROUND([.D32]/1000;4);IF([.E32]&lt;&gt;&quot;&quot;;ROUND([.E32]*0.0254;5);&quot;**&quot;)))" office:value-type="string" office:string-value="**" calcext:value-type="string">
            <text:p>**</text:p>
          </table:table-cell>
          <table:table-cell table:style-name="ce28" table:formula="of:=IF(([.B32]&lt;&gt;&quot;&quot;);ROUND([.B32]*25400;4);IF(([.C32]&lt;&gt;&quot;&quot;);ROUND([.C32]*1000;4);IF([.E32]&lt;&gt;&quot;&quot;;ROUND([.E32]*25.4;4);&quot;**&quot;)))" office:value-type="string" office:string-value="**" calcext:value-type="string">
            <text:p>**</text:p>
          </table:table-cell>
          <table:table-cell table:style-name="ce33" table:formula="of:=IF(([.B32]&lt;&gt;&quot;&quot;);ROUND([.B32]*1000;4);IF(([.C32]&lt;&gt;&quot;&quot;);ROUND([.C32]/0.0254;4);IF([.D32]&lt;&gt;&quot;&quot;;ROUND([.D32]/25.4;4);&quot;**&quot;)))" office:value-type="string" office:string-value="**" calcext:value-type="string">
            <text:p>**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rams:</text:p>
          </table:table-cell>
          <table:table-cell table:style-name="ce29" office:value-type="string" calcext:value-type="string" table:number-columns-spanned="6" table:number-rows-spanned="1">
            <text:p>Step 2a: Trace Geometry: <text:s/>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09 inches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2b: drill geometry: <text:s/>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31 inches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3a: trace tool paths: 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cut Z value: <text:s/>-0.002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ravel Z: 0.1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feed rate: 15 inches/minute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09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3b: drill tool paths: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cut Z value: <text:s/>-0.063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ravel Z: 0.1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feed rate: 15 inches/minute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31 inches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4a: trace G-Code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prepend S10000 (RPM)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 0.009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4b: drill G-Code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prepend S10000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 0.031</text:p>
          </table:table-cell>
          <table:covered-table-cell table:style-name="ce28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TES</text:p>
          </table:table-cell>
          <table:table-cell table:style-name="ce8" office:value-type="string" calcext:value-type="string" table:number-columns-spanned="9" table:number-rows-spanned="1">
            <text:p>-G Codes are in inches</text:p>
          </table:table-cell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-taper bit width is .005 inches</text:p>
          </table:table-cell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00-00-00</text:date>, <text:time style:data-style-name="N2" text:time-value="15:13:26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13:12.499000000</meta:creation-date>
    <dc:date>2018-10-24T16:19:27.298000000</dc:date>
    <meta:editing-duration>PT2H58M48S</meta:editing-duration>
    <meta:editing-cycles>8</meta:editing-cycles>
    <meta:generator>LibreOffice/6.0.6.2$Windows_X86_64 LibreOffice_project/0c292870b25a325b5ed35f6b45599d2ea4458e77</meta:generator>
    <meta:document-statistic meta:table-count="1" meta:cell-count="180" meta:object-count="0"/>
  </office:meta>
</office:document-meta>
</file>